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ntribution to original knowledge</text:h>
      <text:p text:style-name="P1">A doctoral thesis must clearly state the elements of the thesis that are considered original scholarship and distinct contributions to knowledg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2:14.499761068</meta:creation-date>
    <meta:generator>LibreOffice/6.4.7.2$Linux_X86_64 LibreOffice_project/40$Build-2</meta:generator>
    <dc:date>2024-05-21T13:31:11.518377400</dc:date>
    <dc:creator>Dominique Caron</dc:creator>
    <meta:editing-duration>PT2M35S</meta:editing-duration>
    <meta:editing-cycles>4</meta:editing-cycles>
    <meta:document-statistic meta:table-count="0" meta:image-count="0" meta:object-count="0" meta:page-count="1" meta:paragraph-count="2" meta:word-count="25" meta:character-count="179" meta:non-whitespace-character-count="156"/>
  </office:meta>
</office:document-meta>
</file>